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72mm"/>
    </style:style>
    <style:style style:name="co3" style:family="table-column">
      <style:table-column-properties fo:break-before="auto" style:column-width="20.99mm"/>
    </style:style>
    <style:style style:name="co4" style:family="table-column">
      <style:table-column-properties fo:break-before="auto" style:column-width="27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 style:text-align-source="fix" style:repeat-content="false" fo:border="0.06pt solid #000080" style:vertical-align="middle"/>
      <style:paragraph-properties fo:text-align="center"/>
    </style:style>
    <style:style style:name="ce2" style:family="table-cell" style:parent-style-name="Default">
      <style:table-cell-properties fo:background-color="#72bf44" fo:border="0.06pt solid #000080"/>
    </style:style>
    <style:style style:name="ce3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72bf44" fo:border="0.06pt solid #000000"/>
    </style:style>
    <style:style style:name="ce5" style:family="table-cell" style:parent-style-name="Default">
      <style:table-cell-properties fo:background-color="#72bf44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72bf44"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plan</text:p>
          </table:table-cell>
          <table:covered-table-cell table:number-columns-repeated="2" table:style-name="ce2"/>
          <table:table-cell table:number-columns-repeated="2"/>
          <table:table-cell table:style-name="ce8" office:value-type="string" calcext:value-type="string" table:number-columns-spanned="4" table:number-rows-spanned="1">
            <text:p>users</text:p>
          </table:table-cell>
          <table:covered-table-cell table:number-columns-repeated="2" table:style-name="ce9"/>
          <table:covered-table-cell table:style-name="ce5"/>
        </table:table-row>
        <table:table-row table:style-name="ro1">
          <table:table-cell table:style-name="ce2" office:value-type="string" calcext:value-type="string">
            <text:p>id_plan</text:p>
          </table:table-cell>
          <table:table-cell table:style-name="ce2" office:value-type="string" calcext:value-type="string">
            <text:p>plan</text:p>
          </table:table-cell>
          <table:table-cell table:style-name="ce2" office:value-type="string" calcext:value-type="string">
            <text:p>price</text:p>
          </table:table-cell>
          <table:table-cell table:number-columns-repeated="2"/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id_pla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gratuito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ati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universitário</text:p>
          </table:table-cell>
          <table:table-cell table:style-name="ce2" office:value-type="float" office:value="5.99" calcext:value-type="float">
            <text:p>5,99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intia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amiliar</text:p>
          </table:table-cell>
          <table:table-cell table:style-name="ce2" office:value-type="float" office:value="7.99" calcext:value-type="float">
            <text:p>7,99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oger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3" table:number-rows-spanned="1">
            <text:p>albuns</text:p>
          </table:table-cell>
          <table:covered-table-cell table:number-columns-repeated="2" table:style-name="ce5"/>
          <table:table-cell table:number-columns-repeated="2"/>
          <table:table-cell table:style-name="ce3" office:value-type="string" calcext:value-type="string" table:number-columns-spanned="2" table:number-rows-spanned="1">
            <text:p>artists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album_id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rtist_id</text:p>
          </table:table-cell>
          <table:table-cell table:number-columns-repeated="2"/>
          <table:table-cell table:style-name="ce4" office:value-type="string" calcext:value-type="string">
            <text:p>artist_id</text:p>
          </table:table-cell>
          <table:table-cell table:style-name="ce4" office:value-type="string" calcext:value-type="string">
            <text:p>artis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viou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alter Phonix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ubera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eter Stron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owed Ste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nce Da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candesce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reedie Shann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mporary Culture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3" table:number-rows-spanned="1">
            <text:p>songs</text:p>
          </table:table-cell>
          <table:covered-table-cell table:number-columns-repeated="2" table:style-name="ce5"/>
          <table:table-cell/>
          <table:table-cell table:style-name="ce6" office:value-type="string" calcext:value-type="string" table:number-columns-spanned="2" table:number-rows-spanned="1">
            <text:p>artists_song</text:p>
          </table:table-cell>
          <table:covered-table-cell table:style-name="ce7"/>
          <table:table-cell/>
          <table:table-cell table:style-name="ce3" office:value-type="string" calcext:value-type="string" table:number-columns-spanned="2" table:number-rows-spanned="1">
            <text:p>users_artists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song_i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lbum_id</text:p>
          </table:table-cell>
          <table:table-cell/>
          <table:table-cell table:style-name="ce7" office:value-type="string" calcext:value-type="string">
            <text:p>song_id</text:p>
          </table:table-cell>
          <table:table-cell table:style-name="ce7" office:value-type="string" calcext:value-type="string">
            <text:p>artist_id</text:p>
          </table:table-cell>
          <table:table-cell/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artist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l For U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lections Of Magic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ce With Her 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oubles Of My Inner Fi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 Fireworks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gic Circus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ney, So Do I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eetie, Let’s Go Wild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number-columns-repeated="2"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e Knows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ntasy For Me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lebration Of More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ck His Everyth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ome Forev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amond Pow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ney, Let’s Be Silly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ang Of Thund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ords Of Her Life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ithout My Streets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2" table:number-rows-spanned="1">
            <text:p>reproduction_history</text:p>
          </table:table-cell>
          <table:covered-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song_id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15:23:27.550966591</meta:creation-date>
    <dc:date>2020-07-28T19:25:09.720482359</dc:date>
    <meta:editing-duration>PT1H33M37S</meta:editing-duration>
    <meta:editing-cycles>2</meta:editing-cycles>
    <meta:generator>LibreOffice/6.0.7.3$Linux_X86_64 LibreOffice_project/00m0$Build-3</meta:generator>
    <meta:document-statistic meta:table-count="1" meta:cell-count="211" meta:object-count="0"/>
  </office:meta>
</office:document-meta>
</file>